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53e" officeooo:paragraph-rsid="000c5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1"/>
      <text:p text:style-name="P1">Materials and methods</text:p>
      <text:p text:style-name="P1"/>
      <text:p text:style-name="P1">Experimental design and smapling</text:p>
      <text:p text:style-name="P1">En instalaciones de andalmar biotech, Carchuna.</text:p>
      <text:p text:style-name="P1">Se utilizó un tanque de (cuanta capacidad), en los que se estabularon anemonas en cestillos flotantes, <text:s/>Separadas por playas, anemonas procedentes de calahonda almuñecar y carchuna.</text:p>
      <text:p text:style-name="P1"/>
      <text:p text:style-name="P1"/>
      <text:p text:style-name="P1">Results</text:p>
      <text:p text:style-name="P1"/>
      <text:p text:style-name="P1">Discus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3:55:49.418000000</meta:creation-date>
    <dc:date>2025-02-27T14:06:54.458000000</dc:date>
    <meta:editing-duration>PT11M40S</meta:editing-duration>
    <meta:editing-cycles>1</meta:editing-cycles>
    <meta:document-statistic meta:table-count="0" meta:image-count="0" meta:object-count="0" meta:page-count="1" meta:paragraph-count="7" meta:word-count="42" meta:character-count="310" meta:non-whitespace-character-count="274"/>
    <meta:generator>LibreOffice/24.8.4.2$Windows_X86_64 LibreOffice_project/bb3cfa12c7b1bf994ecc5649a80400d06cd71002</meta:generator>
  </office:meta>
</office:document-meta>
</file>